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1.5cm" svg:height="1.499cm" svg:x="0.5cm" svg:y="1cm" svg:viewBox="0 0 1501 1500" svg:d="M425 188c33-57 81-105 138-138s122-50 187-50c66 0 131 17 188 50s105 81 138 138c32 57 50 121 50 187 66 0 130 17 187 50s105 81 138 138 50 122 50 187c0 66-17 131-50 188s-81 105-138 138-122 50-188 50c-65 0-130-17-187-50-40-23-75-54-104-89l-67-67c59 497 253 317 358 580h-375-375c106-263 299-83 358-580l-62 62c-29 37-66 69-108 94-57 33-122 50-188 50-65 0-130-17-187-50s-105-81-138-138-50-122-50-188c0-65 17-130 50-187s81-105 138-138 121-50 187-50c0-66 17-130 50-187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A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A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2:28:42.143000000</dc:date>
    <meta:editing-duration>PT2H37M31S</meta:editing-duration>
    <meta:editing-cycles>17</meta:editing-cycles>
    <meta:generator>LibreOffice/7.6.5.2$Windows_X86_64 LibreOffice_project/38d5f62f85355c192ef5f1dd47c5c0c0c6d6598b</meta:generator>
    <meta:document-statistic meta:object-count="5"/>
  </office:meta>
</office:document-meta>
</file>